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ab5cd" officeooo:paragraph-rsid="001ab5c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ab5cd" officeooo:paragraph-rsid="001ab5cd" style:font-size-asian="14pt" style:font-size-complex="14pt"/>
    </style:style>
    <style:style style:name="P3" style:family="paragraph" style:parent-style-name="Standard">
      <style:text-properties fo:font-size="14pt" officeooo:rsid="001ab5cd" officeooo:paragraph-rsid="001ab5cd" style:font-size-asian="14pt" style:font-size-complex="14pt"/>
    </style:style>
    <style:style style:name="P4" style:family="paragraph" style:parent-style-name="Standard">
      <style:text-properties fo:font-size="14pt" officeooo:rsid="001fc0e9" officeooo:paragraph-rsid="001fc0e9" style:font-size-asian="14pt" style:font-size-complex="14pt"/>
    </style:style>
    <style:style style:name="P5" style:family="paragraph" style:parent-style-name="Text_20_body">
      <style:text-properties officeooo:paragraph-rsid="001fc0e9"/>
    </style:style>
    <style:style style:name="P6" style:family="paragraph" style:parent-style-name="List_20_Contents">
      <style:paragraph-properties fo:margin-top="0in" fo:margin-bottom="0.1965in" loext:contextual-spacing="false"/>
      <style:text-properties fo:font-size="14pt" officeooo:rsid="001fc0e9" officeooo:paragraph-rsid="001fc0e9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6pt" officeooo:rsid="00267f85" officeooo:paragraph-rsid="00267f85" style:font-size-asian="16pt" style:font-size-complex="16pt"/>
    </style:style>
    <style:style style:name="P8" style:family="paragraph" style:parent-style-name="Standard">
      <style:text-properties fo:font-size="14pt" officeooo:rsid="001ab5cd" officeooo:paragraph-rsid="001ab5cd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officeooo:rsid="000b72a6"/>
    </style:style>
    <style:style style:name="T3" style:family="text">
      <style:text-properties officeooo:rsid="00267f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ET B</text:p>
      <text:p text:style-name="P1"/>
      <text:p text:style-name="P1"/>
      <text:p text:style-name="P1"/>
      <text:p text:style-name="P2"/>
      <text:p text:style-name="P3">1. Write A Shell Script to compute the following.</text:p>
      <text:p text:style-name="P3"><text:s text:c="22"/>Example: If given <text:s/>number is 2305 then the result will show 2+3+0+5=10.</text:p>
      <text:p text:style-name="P3"/>
      <text:p text:style-name="P3">2. Write a shell script to find the <text:span text:style-name="T3">7</text:span> - 1<text:span text:style-name="T3">8</text:span> line numbers from a.txt file.</text:p>
      <text:p text:style-name="P3"/>
      <text:p text:style-name="P3">3. Write A Shell Script To Print The Count Of Files And Subdirectories In The</text:p>
      <text:p text:style-name="P3">Specified Directory.</text:p>
      <text:p text:style-name="P3"/>
      <text:p text:style-name="P3">4. Write a shell script to find the GCD of two number. The number should be given</text:p>
      <text:p text:style-name="P3">as argument and you have to use functions.</text:p>
      <text:p text:style-name="P4">Example:</text:p>
      <text:p text:style-name="P4"/>
      <text:p text:style-name="P5">What is the greatest common divisor of 54 and 24?</text:p>
      <text:p text:style-name="P5">Thus the <text:span text:style-name="T1">divisors of 54</text:span> are: <text:span text:style-name="T2">1,2,3,6,9</text:span></text:p>
      <text:p text:style-name="P5">Similarly, <text:span text:style-name="T1">the divisors of 24</text:span> are: <text:span text:style-name="T2">1,2,3,4,6</text:span></text:p>
      <text:p text:style-name="P5">The <text:span text:style-name="T1">common divisors</text:span> of 54 and 24 <text:span text:style-name="T2">are 1 2 3 6</text:span> </text:p>
      <text:p text:style-name="P5"><text:span text:style-name="T2">T</text:span>he <text:span text:style-name="T1">greatest common divisor</text:span> of 54 and 24 <text:span text:style-name="T2">is 6.</text:span></text:p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1:14:40.696269319</meta:creation-date>
    <dc:date>2018-07-17T02:36:19.082852028</dc:date>
    <meta:editing-duration>PT12M32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15" meta:word-count="128" meta:character-count="670" meta:non-whitespace-character-count="531"/>
  </office:meta>
</office:document-meta>
</file>